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A000002243755F9B4A1EFA94C.png" manifest:media-type="image/png"/>
  <manifest:file-entry manifest:full-path="Pictures/10000000000001FE000001691D2BF0307483A2AA.jpg" manifest:media-type="image/jpeg"/>
  <manifest:file-entry manifest:full-path="Pictures/10000000000001FE00000169C9A2B01421D9FA6A.jpg" manifest:media-type="image/jpeg"/>
  <manifest:file-entry manifest:full-path="Pictures/10000000000001FE00000169C6B6CA001D52F652.jpg" manifest:media-type="image/jpeg"/>
  <manifest:file-entry manifest:full-path="Pictures/10000000000001FE000001690290C78389789120.jpg" manifest:media-type="image/jpeg"/>
  <manifest:file-entry manifest:full-path="Pictures/10000000000001FE0000016986E28719B0867472.jpg" manifest:media-type="image/jpeg"/>
  <manifest:file-entry manifest:full-path="Pictures/10000000000001FE00000169CCABC303B4264755.jpg" manifest:media-type="image/jpeg"/>
  <manifest:file-entry manifest:full-path="Pictures/10000000000002EA00000224A727AE21046D9F9E.png" manifest:media-type="image/png"/>
  <manifest:file-entry manifest:full-path="Pictures/10000000000001FE000001690790BDB98D2B9617.jpg" manifest:media-type="image/jpeg"/>
  <manifest:file-entry manifest:full-path="Pictures/10000000000001FE00000169F0A85E57B06BBF6B.jpg" manifest:media-type="image/jpeg"/>
  <manifest:file-entry manifest:full-path="Pictures/10000000000001FE000001679B875C381F9BD42A.jpg" manifest:media-type="image/jpeg"/>
  <manifest:file-entry manifest:full-path="Pictures/10000000000001FE000001696A13F87A0694E3B8.jpg" manifest:media-type="image/jpeg"/>
  <manifest:file-entry manifest:full-path="Pictures/10000000000001FE000001698E158F2111A61F29.jpg" manifest:media-type="image/jpeg"/>
  <manifest:file-entry manifest:full-path="Pictures/10000000000001FE00000169EEF97ED0A946F9B7.jpg" manifest:media-type="image/jpeg"/>
  <manifest:file-entry manifest:full-path="Pictures/10000000000002EA00000224019BF3F51688A428.png" manifest:media-type="image/png"/>
  <manifest:file-entry manifest:full-path="Pictures/10000000000001FE00000169F1BC8F965B50141B.jpg" manifest:media-type="image/jpeg"/>
  <manifest:file-entry manifest:full-path="Pictures/10000000000002EA00000241ADECD910AB7F4566.png" manifest:media-type="image/png"/>
  <manifest:file-entry manifest:full-path="Pictures/10000000000001FE00000169D6A133367E95D33E.jpg" manifest:media-type="image/jpeg"/>
  <manifest:file-entry manifest:full-path="Pictures/10000000000002EA000002244715F5D785353C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ed1c24" fo:min-height="9.134cm"/>
    </style:style>
    <style:style style:name="P1" style:family="paragraph">
      <style:text-properties fo:background-color="transparent"/>
    </style:style>
    <style:style style:name="P2" style:family="paragraph">
      <loext:graphic-properties draw:fill-color="#ffffff"/>
      <style:text-properties fo:font-size="26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pt"/>
    </style:style>
    <style:style style:name="P6" style:family="paragraph">
      <loext:graphic-properties draw:fill-color="#ed1c24"/>
      <style:text-properties fo:font-size="26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200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32pt" style:font-size-complex="32pt"/>
    </style:style>
    <style:style style:name="T8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fo:background-color="#ffffff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background-color="transparent" style:font-size-asian="32pt" style:font-size-complex="32pt"/>
    </style:style>
    <style:style style:name="T15" style:family="text">
      <style:text-properties fo:font-size="2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luster 04: CL010 </text:span>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</text:span><text:span text:style-name="T3">1180</text:span><text:span text:style-name="T4"> </text:span><text:span text:style-name="T5">09/09/2015</text:span></text:p>
            <text:p><text:span text:style-name="T2">Receptor:G1181</text:span><text:span text:style-name="T4"> </text:span><text:span text:style-name="T6">01/09/2015</text:span></text:p>
            <text:p><text:span text:style-name="T7"/></text:p>
            <text:p><text:span text:style-name="T7">Cluster_distance:0</text:span></text:p>
            <text:p><text:span text:style-name="T7">Bottleneck_distance:0</text:span></text:p>
          </draw:text-box>
        </draw:frame>
        <draw:frame draw:style-name="gr1" draw:text-style-name="P3" draw:layer="layout" svg:width="13.493cm" svg:height="9.55cm" svg:x="14.478cm" svg:y="3.912cm">
          <draw:image xlink:href="Pictures/10000000000001FE00000169C6B6CA001D52F65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Cluster 03: CL029</text:span> </text:p>
          </draw:text-box>
        </draw:frame>
        <draw:frame presentation:style-name="pr2" draw:text-style-name="P2" draw:layer="layout" svg:width="12.7cm" svg:height="9.134cm" svg:x="0.508cm" svg:y="4.328cm">
          <draw:text-box>
            <text:p text:style-name="P5"><text:span text:style-name="T2">Donor:G1128 </text:span><text:span text:style-name="T8">04/05/2015</text:span></text:p>
            <text:p text:style-name="P5"><text:span text:style-name="T2">Receptor:G1562 </text:span><text:span text:style-name="T8">10/12/2015</text:span></text:p>
            <text:p text:style-name="P5"><text:span text:style-name="T7"/></text:p>
            <text:p text:style-name="P5"><text:span text:style-name="T7">Cluster_distance:0</text:span></text:p>
            <text:p text:style-name="P5"><text:span text:style-name="T7">Bottleneck_distance:0</text:span></text:p>
          </draw:text-box>
        </draw:frame>
        <draw:frame draw:style-name="gr1" draw:text-style-name="P3" draw:layer="layout" svg:width="13.493cm" svg:height="9.55cm" svg:x="14.507cm" svg:y="3.404cm">
          <draw:image xlink:href="Pictures/10000000000001FE000001690790BDB98D2B961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luster 05: CL119</text:span></text:p>
          </draw:text-box>
        </draw:frame>
        <draw:frame presentation:style-name="pr2" draw:text-style-name="P2" draw:layer="layout" svg:width="12.7cm" svg:height="9.134cm" svg:x="0.508cm" svg:y="4.328cm">
          <draw:text-box>
            <text:p text:style-name="P5"><text:span text:style-name="T2">Donor: G1285 </text:span><text:span text:style-name="T8">12/08/2015</text:span></text:p>
            <text:p text:style-name="P5"><text:span text:style-name="T2">Receptor: G1334 </text:span><text:span text:style-name="T8">16/11/2015</text:span></text:p>
            <text:p text:style-name="P5"><text:span text:style-name="T9"/></text:p>
            <text:p text:style-name="P5"><text:span text:style-name="T7">Cluster_distance:0</text:span></text:p>
            <text:p text:style-name="P5"><text:span text:style-name="T7">Bottleneck_distance:0</text:span></text:p>
          </draw:text-box>
        </draw:frame>
        <draw:frame draw:style-name="gr1" draw:text-style-name="P3" draw:layer="layout" svg:width="13.493cm" svg:height="9.55cm" svg:x="14.478cm" svg:y="3.912cm">
          <draw:image xlink:href="Pictures/10000000000001FE000001690290C7838978912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5: CL122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2157 </text:span><text:span text:style-name="T8">24/03/2017</text:span></text:p>
            <text:p><text:span text:style-name="T2">Receptor:G2159 </text:span><text:span text:style-name="T8">09/06/2017</text:span></text:p>
            <text:p><text:span text:style-name="T8"/></text:p>
            <text:p><text:span text:style-name="T7">Cluster_distance:0</text:span></text:p>
            <text:p><text:span text:style-name="T7">Bottleneck_distance:1</text:span></text:p>
          </draw:text-box>
        </draw:frame>
        <draw:frame draw:style-name="gr1" draw:text-style-name="P3" draw:layer="layout" svg:width="13.493cm" svg:height="9.55cm" svg:x="14.478cm" svg:y="3.81cm">
          <draw:image xlink:href="Pictures/10000000000001FE00000169C9A2B01421D9FA6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07_1 CL037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766</text:span><text:span text:style-name="T2"> </text:span><text:span text:style-name="T8">30/03/2015</text:span></text:p>
            <text:p><text:span text:style-name="T2">Receptor:G817 </text:span><text:span text:style-name="T8">18/02/2015</text:span></text:p>
            <text:p><text:span text:style-name="T9"/></text:p>
            <text:p><text:span text:style-name="T7">Cluster_distance:0</text:span></text:p>
            <text:p><text:span text:style-name="T7">Bottleneck_distance:2</text:span></text:p>
          </draw:text-box>
        </draw:frame>
        <draw:frame draw:style-name="gr1" draw:text-style-name="P3" draw:layer="layout" svg:width="13.493cm" svg:height="9.55cm" svg:x="14.478cm" svg:y="4.064cm">
          <draw:image xlink:href="Pictures/10000000000001FE000001691D2BF0307483A2A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9: CL116</text:p>
          </draw:text-box>
        </draw:frame>
        <draw:frame presentation:style-name="pr4" draw:text-style-name="P6" draw:layer="layout" svg:width="12.7cm" svg:height="9.134cm" svg:x="0.508cm" svg:y="4.328cm">
          <draw:text-box>
            <text:p><text:span text:style-name="T2">Donor:G1564 </text:span><text:span text:style-name="T8">09/12/2015</text:span></text:p>
            <text:p><text:span text:style-name="T2">Receptor:G1742 </text:span><text:span text:style-name="T8">29/01/2016</text:span></text:p>
            <text:p><text:span text:style-name="T8"/></text:p>
            <text:p><text:span text:style-name="T7">Cluster_distance:</text:span><text:span text:style-name="T10">0</text:span></text:p>
            <text:p><text:span text:style-name="T7">Bottleneck_distance:2</text:span></text:p>
          </draw:text-box>
        </draw:frame>
        <draw:frame draw:style-name="gr1" draw:text-style-name="P3" draw:layer="layout" svg:width="13.493cm" svg:height="9.55cm" svg:x="14.507cm" svg:y="3.658cm">
          <draw:image xlink:href="Pictures/10000000000001FE000001696A13F87A0694E3B8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2: CL069</text:p>
          </draw:text-box>
        </draw:frame>
        <draw:frame presentation:style-name="pr2" draw:text-style-name="P2" draw:layer="layout" svg:width="12.7cm" svg:height="9.134cm" svg:x="0.508cm" svg:y="4.328cm">
          <draw:text-box>
            <text:p text:style-name="P5"><text:span text:style-name="T2">Donor:</text:span><text:span text:style-name="T3">G1653</text:span><text:span text:style-name="T2"> </text:span><text:span text:style-name="T8">11/08/2016</text:span></text:p>
            <text:p text:style-name="P5"><text:span text:style-name="T2">Receptor:G1785 </text:span><text:span text:style-name="T8">27/09/2016</text:span></text:p>
            <text:p text:style-name="P5"><text:span text:style-name="T8"/></text:p>
            <text:p text:style-name="P5"><text:span text:style-name="T7">Cluster_distance:0</text:span></text:p>
            <text:p text:style-name="P5"><text:span text:style-name="T7">Bottleneck_distance:6</text:span></text:p>
          </draw:text-box>
        </draw:frame>
        <draw:frame draw:style-name="gr1" draw:text-style-name="P3" draw:layer="layout" svg:width="13.493cm" svg:height="9.55cm" svg:x="14.507cm" svg:y="3.912cm">
          <draw:image xlink:href="Pictures/10000000000001FE0000016986E28719B086747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7_2: CL037</text:p>
          </draw:text-box>
        </draw:frame>
        <draw:frame presentation:style-name="pr4" draw:text-style-name="P6" draw:layer="layout" svg:width="12.7cm" svg:height="9.134cm" svg:x="0.508cm" svg:y="4.328cm">
          <draw:text-box>
            <text:p><text:span text:style-name="T2">Donor:</text:span><text:span text:style-name="T3">G766</text:span><text:span text:style-name="T2"> </text:span><text:span text:style-name="T8">30/03/2015</text:span></text:p>
            <text:p><text:span text:style-name="T2">Receptor:G1513 </text:span><text:span text:style-name="T11">30/01/2016</text:span><text:span text:style-name="T12"> </text:span></text:p>
            <text:p><text:span text:style-name="T13"/></text:p>
            <text:p><text:span text:style-name="T7">Cluster_distance:</text:span><text:span text:style-name="T10">0</text:span></text:p>
            <text:p><text:span text:style-name="T7">Bottleneck_distance:9</text:span></text:p>
          </draw:text-box>
        </draw:frame>
        <draw:frame draw:style-name="gr1" draw:text-style-name="P3" draw:layer="layout" svg:width="13.493cm" svg:height="9.55cm" svg:x="14.478cm" svg:y="3.302cm">
          <draw:image xlink:href="Pictures/10000000000001FE00000169F0A85E57B06BBF6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1: CL069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1653</text:span><text:span text:style-name="T2"> </text:span><text:span text:style-name="T8">11/08/2016</text:span></text:p>
            <text:p><text:span text:style-name="T2">Receptor:G1648 </text:span><text:span text:style-name="T8">11/07/2016</text:span></text:p>
            <text:p><text:span text:style-name="T8"/></text:p>
            <text:p><text:span text:style-name="T7">Cluster_distance:</text:span><text:span text:style-name="T10">3</text:span></text:p>
            <text:p><text:span text:style-name="T7">Bottleneck_distance:11</text:span></text:p>
          </draw:text-box>
        </draw:frame>
        <draw:frame draw:style-name="gr1" draw:text-style-name="P3" draw:layer="layout" svg:width="13.493cm" svg:height="9.55cm" svg:x="14.478cm" svg:y="3.404cm">
          <draw:image xlink:href="Pictures/10000000000001FE00000169CCABC303B426475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1: CL034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537 </text:span><text:span text:style-name="T8">24/04/2016</text:span></text:p>
            <text:p><text:span text:style-name="T2">Receptor:G1786 </text:span><text:span text:style-name="T8">11/08/2016</text:span></text:p>
            <text:p><text:span text:style-name="T8"/></text:p>
            <text:p><text:span text:style-name="T7">Cluster_distance:</text:span><text:span text:style-name="T10">1</text:span></text:p>
            <text:p><text:span text:style-name="T7">Bottleneck_distance:4</text:span></text:p>
          </draw:text-box>
        </draw:frame>
        <draw:frame draw:style-name="gr1" draw:text-style-name="P3" draw:layer="layout" svg:width="13.493cm" svg:height="9.55cm" svg:x="14.478cm" svg:y="4.064cm">
          <draw:image xlink:href="Pictures/10000000000001FE00000169D6A133367E95D33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5: CL134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2326 </text:span><text:span text:style-name="T8">05/07/2017</text:span></text:p>
            <text:p><text:span text:style-name="T2">Receptor:G2344 </text:span><text:span text:style-name="T8">28/09/2017</text:span></text:p>
            <text:p><text:span text:style-name="T9"/></text:p>
            <text:p><text:span text:style-name="T7">Cluster_distance:</text:span><text:span text:style-name="T10">1</text:span></text:p>
            <text:p><text:span text:style-name="T7">Bottleneck_distance:3</text:span></text:p>
          </draw:text-box>
        </draw:frame>
        <draw:frame draw:style-name="gr1" draw:text-style-name="P3" draw:layer="layout" svg:width="13.493cm" svg:height="9.55cm" svg:x="14.507cm" svg:y="3.15cm">
          <draw:image xlink:href="Pictures/10000000000001FE000001698E158F2111A61F2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9: CL103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915 </text:span><text:span text:style-name="T8">26/01/2017</text:span></text:p>
            <text:p><text:span text:style-name="T2">Receptor:G1922 </text:span><text:span text:style-name="T8">03/02/2017</text:span></text:p>
            <text:p><text:span text:style-name="T8"/></text:p>
            <text:p><text:span text:style-name="T7">Cluster_distance:8</text:span></text:p>
            <text:p><text:span text:style-name="T7">Bottleneck_distance:8</text:span></text:p>
          </draw:text-box>
        </draw:frame>
        <draw:frame draw:style-name="gr1" draw:text-style-name="P3" draw:layer="layout" svg:width="13.493cm" svg:height="9.55cm" svg:x="14.478cm" svg:y="3.163cm">
          <draw:image xlink:href="Pictures/10000000000001FE00000169EEF97ED0A946F9B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0: CL06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64 </text:span><text:span text:style-name="T8">27/06/2014</text:span></text:p>
            <text:p><text:span text:style-name="T2">Receptor:G168 </text:span><text:span text:style-name="T8">20/06/2014</text:span></text:p>
            <text:p><text:span text:style-name="T8"/></text:p>
            <text:p><text:span text:style-name="T7">Cluster_distance:4</text:span></text:p>
            <text:p><text:span text:style-name="T7">Bottleneck_distance:9</text:span></text:p>
          </draw:text-box>
        </draw:frame>
        <draw:frame draw:style-name="gr1" draw:text-style-name="P3" draw:layer="layout" svg:width="13.493cm" svg:height="9.55cm" svg:x="14.478cm" svg:y="3.163cm">
          <draw:image xlink:href="Pictures/10000000000001FE00000169F1BC8F965B50141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2: CL00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693</text:span><text:span text:style-name="T2"> </text:span><text:span text:style-name="T8">12/03/2015</text:span></text:p>
            <text:p><text:span text:style-name="T2">Receptor:G764 </text:span><text:span text:style-name="T8">24/03/2015</text:span></text:p>
            <text:p><text:span text:style-name="T8"/></text:p>
            <text:p><text:span text:style-name="T7">Cluster_distance:</text:span><text:span text:style-name="T10">10</text:span></text:p>
            <text:p><text:span text:style-name="T7">Bottleneck_distance:11</text:span></text:p>
          </draw:text-box>
        </draw:frame>
        <draw:frame draw:style-name="gr1" draw:text-style-name="P3" draw:layer="layout" svg:width="13.493cm" svg:height="9.498cm" svg:x="14.478cm" svg:y="3.189cm">
          <draw:image xlink:href="Pictures/10000000000001FE000001679B875C381F9BD42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05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14 </text:span><text:span text:style-name="T8">07/05/2014</text:span></text:p>
            <text:p><text:span text:style-name="T2">Receptor:G815 </text:span><text:span text:style-name="T8">10/02/2015</text:span></text:p>
            <text:p><text:span text:style-name="T9"/></text:p>
            <text:p><text:span text:style-name="T7">Cluster_distance:</text:span><text:span text:style-name="T10">1</text:span></text:p>
            <text:p><text:span text:style-name="T7">Bottleneck_distance:2</text:span></text:p>
          </draw:text-box>
        </draw:frame>
        <draw:frame draw:style-name="gr1" draw:text-style-name="P3" draw:layer="layout" svg:width="13.702cm" svg:height="10.598cm" svg:x="14.224cm" svg:y="3.372cm">
          <draw:image xlink:href="Pictures/10000000000002EA00000241ADECD910AB7F45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0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261 </text:span><text:span text:style-name="T8">22/12/2014</text:span></text:p>
            <text:p><text:span text:style-name="T2">Receptor:</text:span><text:span text:style-name="T3">G693</text:span><text:span text:style-name="T2"> </text:span><text:span text:style-name="T8">12/03/2015</text:span></text:p>
            <text:p><text:span text:style-name="T8"/></text:p>
            <text:p><text:span text:style-name="T7">Cluster_distance:</text:span><text:span text:style-name="T10">5</text:span></text:p>
            <text:p><text:span text:style-name="T7">Bottleneck_distance:13</text:span></text:p>
          </draw:text-box>
        </draw:frame>
        <draw:frame draw:style-name="gr1" draw:text-style-name="P3" draw:layer="layout" svg:width="14.32cm" svg:height="10.519cm" svg:x="13.68cm" svg:y="3.705cm">
          <draw:image xlink:href="Pictures/10000000000002EA000002244715F5D785353C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ransPhylo Cluster:CL010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76 </text:span><text:span text:style-name="T8">07/03/2014</text:span></text:p>
            <text:p><text:span text:style-name="T2">Receptor:</text:span><text:span text:style-name="T3">G1180</text:span><text:span text:style-name="T2"> </text:span><text:span text:style-name="T8">09/09/2015</text:span></text:p>
            <text:p><text:span text:style-name="T8"/></text:p>
            <text:p><text:span text:style-name="T7">Cluster_distance:2</text:span></text:p>
            <text:p><text:span text:style-name="T7">Bottleneck_distance:2</text:span></text:p>
          </draw:text-box>
        </draw:frame>
        <draw:frame draw:style-name="gr1" draw:text-style-name="P3" draw:layer="layout" svg:width="14.732cm" svg:height="10.822cm" svg:x="13.208cm" svg:y="3.556cm">
          <draw:image xlink:href="Pictures/10000000000002EA00000224A727AE21046D9F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31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271 </text:span><text:span text:style-name="T8">03/11/2014</text:span></text:p>
            <text:p><text:span text:style-name="T2">Receptor:G1775 </text:span><text:span text:style-name="T8">23/12/2015</text:span></text:p>
            <text:p><text:span text:style-name="T8"/></text:p>
            <text:p><text:span text:style-name="T7">Cluster_distance:2</text:span></text:p>
            <text:p><text:span text:style-name="T7">Bottleneck_distance:6</text:span></text:p>
          </draw:text-box>
        </draw:frame>
        <draw:frame draw:style-name="gr1" draw:text-style-name="P3" draw:layer="layout" svg:width="15.228cm" svg:height="11.187cm" svg:x="12.7cm" svg:y="2.794cm">
          <draw:image xlink:href="Pictures/10000000000002EA000002243755F9B4A1EFA94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7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7">Donor:</text:span><text:span text:style-name="T14">G1494</text:span><text:span text:style-name="T7"> </text:span><text:span text:style-name="T15">NA</text:span></text:p>
            <text:p><text:span text:style-name="T2">Receptor:G871 </text:span><text:span text:style-name="T8">28/01/2015</text:span></text:p>
            <text:p><text:span text:style-name="T8"/></text:p>
            <text:p><text:span text:style-name="T7">Cluster_distance:1</text:span></text:p>
            <text:p><text:span text:style-name="T7">Bottleneck_distance:5</text:span></text:p>
          </draw:text-box>
        </draw:frame>
        <draw:frame draw:style-name="gr1" draw:text-style-name="P3" draw:layer="layout" svg:width="14.868cm" svg:height="10.922cm" svg:x="13.132cm" svg:y="3.556cm">
          <draw:image xlink:href="Pictures/10000000000002EA00000224019BF3F51688A42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2:44.435771182</meta:creation-date>
    <dc:date>2020-11-02T13:27:50.737437359</dc:date>
    <meta:editing-duration>PT5H48M24S</meta:editing-duration>
    <meta:editing-cycles>32</meta:editing-cycles>
    <meta:generator>LibreOffice/6.0.7.3$Linux_X86_64 LibreOffice_project/00m0$Build-3</meta:generator>
    <meta:document-statistic meta:object-count="116"/>
  </office:meta>
</office:document-meta>
</file>